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 style:shadow="none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text:span text:style-name="T65"><text:text-input text:description="&lt;if test=&quot;print_serial_number and line.lot_id&quot;&gt;">if</text:text-input></text:span><text:span text:style-name="T65"> 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8:28.567300623</dc:date>
    <meta:editing-duration>P2DT17H30M45S</meta:editing-duration>
    <meta:editing-cycles>371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71" meta:character-count="1716" meta:non-whitespace-character-count="1479"/>
  </office:meta>
</office:document-meta>
</file>